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size="16pt" officeooo:rsid="002a3373" officeooo:paragraph-rsid="002a3373"/>
    </style:style>
    <style:style style:name="P2" style:family="paragraph" style:parent-style-name="Standard">
      <style:text-properties fo:font-size="16pt" officeooo:rsid="002dd9af" officeooo:paragraph-rsid="002dd9af"/>
    </style:style>
    <style:style style:name="P3" style:family="paragraph" style:parent-style-name="Standard">
      <style:text-properties fo:font-size="16pt" fo:font-weight="bold" officeooo:rsid="002dd9af" officeooo:paragraph-rsid="002dd9af" style:font-weight-asian="bold" style:font-weight-complex="bold"/>
    </style:style>
    <style:style style:name="P4" style:family="paragraph" style:parent-style-name="Standard">
      <style:text-properties fo:font-size="16pt" officeooo:rsid="002df982" officeooo:paragraph-rsid="002df982"/>
    </style:style>
    <style:style style:name="P5" style:family="paragraph" style:parent-style-name="Standard">
      <style:text-properties fo:font-size="16pt" officeooo:rsid="002fc60d" officeooo:paragraph-rsid="002fc60d"/>
    </style:style>
    <style:style style:name="T1" style:family="text">
      <style:text-properties officeooo:rsid="003026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ultiplikation</text:p>
      <text:p text:style-name="P1"/>
      <text:p text:style-name="P2">Du stellst die Multiplikation am Beispiel einer Bierkiste vor.</text:p>
      <text:p text:style-name="P2">Du stellst eine Bierkiste vorne hin.</text:p>
      <text:p text:style-name="P2">Du kannst sie auch auf die Tafel zeichnen.</text:p>
      <text:p text:style-name="P2">Die Reihen und Spalten sind jeweils mit Bier<text:span text:style-name="T1">flaschen</text:span> gefüllt.</text:p>
      <text:p text:style-name="P2">Auf diese Art kannst du Multiplikation veranschaulichen.</text:p>
      <text:p text:style-name="P4"/>
      <text:p text:style-name="P4">Dann überträgst du das ganze auf Fliesen am Boden.</text:p>
      <text:p text:style-name="P5"/>
      <text:p text:style-name="P5">Dann löscht du den Raster und übrig bleibt eine Formel für die Fläche eines Rechtecks.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3.84cm" fo:margin-left="2.439cm" fo:margin-right="3.3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00:36:00.280178486</meta:creation-date>
    <meta:generator>LibreOffice/7.4.7.2$Linux_X86_64 LibreOffice_project/40$Build-2</meta:generator>
    <dc:date>2023-11-27T01:59:12.948291650</dc:date>
    <meta:editing-duration>PT12M58S</meta:editing-duration>
    <meta:editing-cycles>24</meta:editing-cycles>
    <meta:document-statistic meta:table-count="0" meta:image-count="0" meta:object-count="0" meta:page-count="1" meta:paragraph-count="8" meta:word-count="64" meta:character-count="407" meta:non-whitespace-character-count="351"/>
  </office:meta>
</office:document-meta>
</file>